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6.161cm" table:align="left" style:writing-mode="lr-tb"/>
    </style:style>
    <style:style style:name="Tabla2.A" style:family="table-column">
      <style:table-column-properties style:column-width="1.349cm"/>
    </style:style>
    <style:style style:name="Tabla2.B" style:family="table-column">
      <style:table-column-properties style:column-width="1.057cm"/>
    </style:style>
    <style:style style:name="Tabla2.C" style:family="table-column">
      <style:table-column-properties style:column-width="1.501cm"/>
    </style:style>
    <style:style style:name="Tabla2.D" style:family="table-column">
      <style:table-column-properties style:column-width="2.254cm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a2.D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a2.A2" style:family="table-cell">
      <style:table-cell-properties style:vertical-align="middle" fo:padding="0.097cm" fo:border-left="0.05pt solid #000000" fo:border-right="none" fo:border-top="none" fo:border-bottom="none"/>
    </style:style>
    <style:style style:name="Tabla2.D2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2147f5" officeooo:paragraph-rsid="002147f5"/>
    </style:style>
    <style:style style:name="P2" style:family="paragraph" style:parent-style-name="Footer">
      <style:text-properties officeooo:rsid="001faa38" officeooo:paragraph-rsid="001faa38"/>
    </style:style>
    <style:style style:name="P3" style:family="paragraph" style:parent-style-name="List_20_Paragraph" style:list-style-name="WWNum10">
      <style:paragraph-properties fo:margin-left="0.501cm" fo:margin-right="0cm" fo:margin-top="0.212cm" fo:margin-bottom="0.212cm" loext:contextual-spacing="false" fo:text-indent="-0.501cm" style:auto-text-indent="false"/>
    </style:style>
    <style:style style:name="P4" style:family="paragraph" style:parent-style-name="List_20_Paragraph" style:list-style-name="WWNum1">
      <style:paragraph-properties fo:margin-left="0.501cm" fo:margin-right="0cm" fo:text-indent="-0.501cm" style:auto-text-indent="false"/>
    </style:style>
    <style:style style:name="P5" style:family="paragraph" style:parent-style-name="List_20_Paragraph" style:list-style-name="WWNum1">
      <style:paragraph-properties fo:margin-left="0.501cm" fo:margin-right="0cm" fo:text-indent="-0.501cm" style:auto-text-indent="false"/>
      <style:text-properties officeooo:paragraph-rsid="001a052f"/>
    </style:style>
    <style:style style:name="P6" style:family="paragraph" style:parent-style-name="List_20_Paragraph" style:list-style-name="WWNum2">
      <style:paragraph-properties fo:margin-left="0.501cm" fo:margin-right="0cm" fo:text-indent="-0.501cm" style:auto-text-indent="false"/>
    </style:style>
    <style:style style:name="P7" style:family="paragraph" style:parent-style-name="List_20_Paragraph" style:list-style-name="WWNum2">
      <style:paragraph-properties fo:margin-left="0.501cm" fo:margin-right="0cm" fo:text-indent="-0.501cm" style:auto-text-indent="false"/>
      <style:text-properties officeooo:paragraph-rsid="001aa9f2"/>
    </style:style>
    <style:style style:name="P8" style:family="paragraph" style:parent-style-name="List_20_Paragraph" style:list-style-name="WWNum10">
      <style:paragraph-properties fo:margin-left="0.501cm" fo:margin-right="0cm" fo:text-indent="-0.501cm" style:auto-text-indent="false"/>
      <style:text-properties officeooo:paragraph-rsid="001b6c6d"/>
    </style:style>
    <style:style style:name="P9" style:family="paragraph" style:parent-style-name="List_20_Paragraph" style:list-style-name="WWNum3">
      <style:paragraph-properties fo:margin-left="0.501cm" fo:margin-right="0cm" fo:text-indent="-0.501cm" style:auto-text-indent="false"/>
    </style:style>
    <style:style style:name="P10" style:family="paragraph" style:parent-style-name="List_20_Paragraph" style:list-style-name="WWNum3">
      <style:paragraph-properties fo:margin-left="0.501cm" fo:margin-right="0cm" fo:text-indent="-0.501cm" style:auto-text-indent="false"/>
      <style:text-properties officeooo:paragraph-rsid="001ec082"/>
    </style:style>
    <style:style style:name="P11" style:family="paragraph" style:parent-style-name="List_20_Paragraph" style:list-style-name="WWNum4">
      <style:paragraph-properties fo:margin-left="0.501cm" fo:margin-right="0cm" fo:text-indent="-0.501cm" style:auto-text-indent="false"/>
    </style:style>
    <style:style style:name="P12" style:family="paragraph" style:parent-style-name="List_20_Paragraph" style:list-style-name="WWNum4">
      <style:paragraph-properties fo:margin-left="0.501cm" fo:margin-right="0cm" fo:text-indent="-0.501cm" style:auto-text-indent="false"/>
      <style:text-properties officeooo:paragraph-rsid="0022e3ce"/>
    </style:style>
    <style:style style:name="P13" style:family="paragraph" style:parent-style-name="List_20_Paragraph" style:list-style-name="WWNum10">
      <style:paragraph-properties fo:margin-left="0.501cm" fo:margin-right="0cm" fo:margin-top="0.635cm" fo:margin-bottom="0.212cm" loext:contextual-spacing="false" fo:text-indent="-0.501cm" style:auto-text-indent="false"/>
    </style:style>
    <style:style style:name="P14" style:family="paragraph" style:parent-style-name="List_20_Paragraph" style:list-style-name="WWNum10">
      <style:paragraph-properties fo:margin-left="0.501cm" fo:margin-right="0cm" fo:margin-top="0.635cm" fo:margin-bottom="0.212cm" loext:contextual-spacing="false" fo:text-indent="-0.501cm" style:auto-text-indent="false"/>
      <style:text-properties officeooo:paragraph-rsid="001b6c6d"/>
    </style:style>
    <style:style style:name="P15" style:family="paragraph" style:parent-style-name="List_20_Paragraph" style:list-style-name="">
      <style:paragraph-properties fo:margin-left="0.501cm" fo:margin-right="0cm" fo:margin-top="0.635cm" fo:margin-bottom="0.212cm" loext:contextual-spacing="false" fo:line-height="108%" fo:text-align="start" style:justify-single-word="false" fo:orphans="2" fo:widows="2" fo:text-indent="-0.501cm" style:auto-text-indent="false"/>
      <style:text-properties officeooo:paragraph-rsid="002547dc"/>
    </style:style>
    <style:style style:name="P16" style:family="paragraph" style:parent-style-name="List_20_Paragraph" style:list-style-name="WWNum10">
      <style:paragraph-properties fo:margin-left="0.501cm" fo:margin-right="0cm" fo:margin-top="0.635cm" fo:margin-bottom="0.212cm" loext:contextual-spacing="false" fo:text-indent="-0.501cm" style:auto-text-indent="false" fo:break-before="page"/>
      <style:text-properties officeooo:paragraph-rsid="002547dc"/>
    </style:style>
    <style:style style:name="P17" style:family="paragraph" style:parent-style-name="Table_20_Contents">
      <style:paragraph-properties fo:text-align="center" style:justify-single-word="false"/>
      <style:text-properties officeooo:rsid="002547dc" officeooo:paragraph-rsid="002547dc"/>
    </style:style>
    <style:style style:name="P18" style:family="paragraph" style:parent-style-name="Heading_20_1" style:master-page-name="Standard">
      <style:paragraph-properties fo:margin-top="0cm" fo:margin-bottom="0.212cm" loext:contextual-spacing="false" style:page-number="auto"/>
    </style:style>
    <style:style style:name="P19" style:family="paragraph" style:parent-style-name="Standard">
      <style:text-properties officeooo:paragraph-rsid="002547dc"/>
    </style:style>
    <style:style style:name="T1" style:family="text">
      <style:text-properties officeooo:rsid="001a052f"/>
    </style:style>
    <style:style style:name="T2" style:family="text">
      <style:text-properties officeooo:rsid="001aa9f2"/>
    </style:style>
    <style:style style:name="T3" style:family="text">
      <style:text-properties officeooo:rsid="001d56f6"/>
    </style:style>
    <style:style style:name="T4" style:family="text">
      <style:text-properties officeooo:rsid="001ec082"/>
    </style:style>
    <style:style style:name="T5" style:family="text">
      <style:text-properties officeooo:rsid="0022e3ce"/>
    </style:style>
    <style:style style:name="T6" style:family="text">
      <style:text-properties officeooo:rsid="002459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CONVERSIONES</text:h>
      <text:list xml:id="list160252652" text:style-name="WWNum10">
        <text:list-item>
          <text:p text:style-name="P3">Convierte los siguientes números de decimal a binario:</text:p>
        </text:list-item>
      </text:list>
      <text:list xml:id="list2873379807" text:style-name="WWNum1">
        <text:list-item>
          <text:p text:style-name="P4">33<text:tab/><text:tab/><text:tab/><text:tab/>→<text:tab/><text:span text:style-name="T1">0000 0010 0001</text:span></text:p>
        </text:list-item>
        <text:list-item>
          <text:p text:style-name="P5">48<text:tab/><text:tab/><text:tab/><text:tab/>→<text:span text:style-name="T1"><text:tab/>0000 <text:s/>0011 0000</text:span></text:p>
        </text:list-item>
        <text:list-item>
          <text:p text:style-name="P5">102<text:tab/><text:tab/><text:tab/><text:tab/>→<text:span text:style-name="T1"><text:tab/>0000 0110 0110</text:span></text:p>
        </text:list-item>
        <text:list-item>
          <text:p text:style-name="P4">256<text:tab/><text:tab/><text:tab/><text:tab/>→<text:span text:style-name="T1"><text:tab/>0001 0000 0000</text:span></text:p>
        </text:list-item>
        <text:list-item>
          <text:p text:style-name="P4">1024<text:tab/><text:tab/><text:tab/>→<text:tab/><text:span text:style-name="T1">0100 0000 0000</text:span></text:p>
        </text:list-item>
        <text:list-item>
          <text:p text:style-name="P4">4980<text:tab/><text:tab/><text:tab/>→<text:span text:style-name="T1"><text:tab/>1 0011 0111 0100</text:span></text:p>
        </text:list-item>
      </text:list>
      <text:list xml:id="list124560618084283" text:continue-list="list160252652" text:style-name="WWNum10">
        <text:list-item>
          <text:p text:style-name="P13">Convierte los siguientes números binarios a decimal:</text:p>
        </text:list-item>
      </text:list>
      <text:list xml:id="list3148842106" text:style-name="WWNum2">
        <text:list-item>
          <text:p text:style-name="P7">1011<text:tab/><text:tab/>→<text:span text:style-name="T2"><text:tab/>11</text:span></text:p>
        </text:list-item>
        <text:list-item>
          <text:p text:style-name="P6">1 0101<text:tab/><text:tab/>→<text:span text:style-name="T2"><text:tab/>21</text:span></text:p>
        </text:list-item>
        <text:list-item>
          <text:p text:style-name="P6">10 1011<text:tab/><text:tab/>→<text:tab/><text:span text:style-name="T2">43</text:span></text:p>
        </text:list-item>
        <text:list-item>
          <text:p text:style-name="P6">1110 0111<text:tab/><text:tab/>→<text:span text:style-name="T2"><text:tab/>231</text:span></text:p>
        </text:list-item>
        <text:list-item>
          <text:p text:style-name="P6">100 0001<text:tab/><text:tab/>→<text:tab/><text:span text:style-name="T2">64</text:span></text:p>
        </text:list-item>
        <text:list-item>
          <text:p text:style-name="P7">10 1010 1111<text:tab/>→<text:span text:style-name="T2"><text:tab/>687</text:span></text:p>
        </text:list-item>
        <text:list-item>
          <text:p text:style-name="P6">11 1001 0011<text:tab/>→<text:span text:style-name="T2"><text:tab/>1623</text:span></text:p>
        </text:list-item>
      </text:list>
      <text:list xml:id="list124558755142649" text:continue-list="list124560618084283" text:style-name="WWNum10">
        <text:list-item>
          <text:p text:style-name="P14">Convierte los números anteriores a octal y hexadecimal</text:p>
          <text:list>
            <text:list-item>
              <text:p text:style-name="P8">1011<text:tab/><text:tab/>→<text:span text:style-name="T2"><text:tab/>13<text:tab/>→<text:tab/>B</text:span></text:p>
            </text:list-item>
            <text:list-item>
              <text:p text:style-name="P8">1 0101<text:tab/><text:tab/>→<text:span text:style-name="T2"><text:tab/>25<text:tab/>→<text:tab/>15</text:span></text:p>
            </text:list-item>
            <text:list-item>
              <text:p text:style-name="P8">10 1011<text:tab/><text:tab/>→<text:tab/><text:span text:style-name="T3">53<text:tab/>→<text:tab/>2B</text:span></text:p>
            </text:list-item>
            <text:list-item>
              <text:p text:style-name="P8">1110 0111<text:tab/><text:tab/>→<text:span text:style-name="T2"><text:tab/>347<text:tab/>→<text:tab/>E7</text:span></text:p>
            </text:list-item>
            <text:list-item>
              <text:p text:style-name="P8">100 0001<text:tab/><text:tab/>→<text:tab/><text:span text:style-name="T3">101<text:tab/>→<text:tab/>41</text:span></text:p>
            </text:list-item>
            <text:list-item>
              <text:p text:style-name="P8">10 1010 1111<text:tab/>→<text:span text:style-name="T2"><text:tab/>1257<text:tab/>→<text:tab/>2AF</text:span></text:p>
            </text:list-item>
            <text:list-item>
              <text:p text:style-name="P8">11 1001 0011<text:tab/>→<text:span text:style-name="T2"><text:tab/>1623<text:tab/>→<text:tab/>393</text:span></text:p>
            </text:list-item>
          </text:list>
        </text:list-item>
        <text:list-item>
          <text:p text:style-name="P13">Convierte los siguientes números de octal a binario y decimal (Indica previamente la tabla de conversión):</text:p>
        </text:list-item>
      </text:list>
      <text:list xml:id="list1389894631" text:style-name="WWNum3">
        <text:list-item>
          <text:p text:style-name="P9">71<text:tab/><text:tab/><text:tab/>→<text:span text:style-name="T4"><text:tab/>111 001<text:tab/><text:tab/>→<text:tab/>56<text:tab/></text:span><text:tab/></text:p>
        </text:list-item>
        <text:list-item>
          <text:p text:style-name="P9">356<text:tab/><text:tab/><text:tab/>→<text:span text:style-name="T4"><text:tab/>011 101 110<text:tab/><text:tab/>→<text:tab/>238</text:span></text:p>
        </text:list-item>
        <text:list-item>
          <text:p text:style-name="P9">221<text:tab/><text:tab/><text:tab/>→<text:span text:style-name="T4"><text:tab/>010 010 001<text:tab/><text:tab/>→<text:tab/>145</text:span></text:p>
        </text:list-item>
        <text:list-item>
          <text:p text:style-name="P10">7134<text:tab/><text:tab/>→<text:span text:style-name="T4"><text:tab/>111 001 011 010<text:tab/>→<text:tab/>3676</text:span></text:p>
        </text:list-item>
        <text:list-item>
          <text:p text:style-name="P10">10334<text:tab/><text:tab/>→<text:span text:style-name="T4"><text:tab/>001 000 011 011 010<text:tab/>→<text:tab/>4316</text:span></text:p>
        </text:list-item>
        <text:list-item>
          <text:p text:style-name="P10">17071<text:tab/><text:tab/>→<text:span text:style-name="T4"><text:tab/>001 111 000 111 001<text:tab/>→<text:tab/>7737</text:span></text:p>
        </text:list-item>
      </text:list>
      <text:p text:style-name="P15"/>
      <text:list xml:id="list124560238917881" text:continue-list="list124558755142649" text:style-name="WWNum10">
        <text:list-item>
          <text:p text:style-name="P16">Convierte los siguientes números de hexadecimal a binario y decimal (Indica previamente la tabla de conversión):</text:p>
        </text:list-item>
      </text:list>
      <text:list xml:id="list1567546236" text:style-name="WWNum4">
        <text:list-item>
          <text:p text:style-name="P11">A1<text:tab/><text:tab/><text:tab/>→<text:tab/><text:span text:style-name="T6">1010 0001</text:span><text:tab/><text:tab/><text:tab/><text:tab/>→<text:span text:style-name="T5"><text:tab/>161<text:tab/></text:span></text:p>
        </text:list-item>
        <text:list-item>
          <text:p text:style-name="P12">EC5<text:tab/><text:tab/><text:tab/>→<text:tab/><text:span text:style-name="T6">1110 1100 0101</text:span><text:tab/><text:tab/><text:tab/>→<text:span text:style-name="T5"><text:tab/>3791</text:span></text:p>
        </text:list-item>
        <text:list-item>
          <text:p text:style-name="P12">FF1D<text:tab/><text:tab/>→<text:tab/><text:span text:style-name="T6">1111 1111 0001 1101</text:span><text:tab/><text:tab/><text:tab/>→<text:span text:style-name="T5"><text:tab/>65309</text:span></text:p>
        </text:list-item>
        <text:list-item>
          <text:p text:style-name="P12">AB23<text:tab/><text:tab/>→<text:tab/><text:span text:style-name="T6">1010 1011 0010 0011</text:span><text:tab/><text:tab/><text:tab/>→<text:span text:style-name="T5"><text:tab/>43811</text:span></text:p>
        </text:list-item>
        <text:list-item>
          <text:p text:style-name="P12">F03AD<text:tab/><text:tab/>→<text:tab/><text:span text:style-name="T6">1111 0000 0011 1010 1101<text:tab/></text:span><text:tab/>→<text:span text:style-name="T5"><text:tab/>983981</text:span></text:p>
        </text:list-item>
        <text:list-item>
          <text:p text:style-name="P12">9C0ACF<text:tab/><text:tab/>→<text:tab/><text:span text:style-name="T6">1001 1100 0000 1010 1100 1111<text:tab/></text:span>→<text:span text:style-name="T5"><text:tab/>10226383</text:span></text:p>
        </text:list-item>
      </text:list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7">Binario</text:p>
          </table:table-cell>
          <table:table-cell table:style-name="Tabla2.A1" office:value-type="string">
            <text:p text:style-name="P17">Octal</text:p>
          </table:table-cell>
          <table:table-cell table:style-name="Tabla2.A1" office:value-type="string">
            <text:p text:style-name="P17">Decimal</text:p>
          </table:table-cell>
          <table:table-cell table:style-name="Tabla2.D1" office:value-type="string">
            <text:p text:style-name="P17">Hexadecimal</text:p>
          </table:table-cell>
        </table:table-row>
        <table:table-row>
          <table:table-cell table:style-name="Tabla2.A2" office:value-type="string">
            <text:p text:style-name="P17">0000</text:p>
            <text:p text:style-name="P17">0001</text:p>
            <text:p text:style-name="P17">0010</text:p>
            <text:p text:style-name="P17">0011</text:p>
          </table:table-cell>
          <table:table-cell table:style-name="Tabla2.A2" office:value-type="string">
            <text:p text:style-name="P17">0</text:p>
            <text:p text:style-name="P17">1</text:p>
            <text:p text:style-name="P17">2</text:p>
            <text:p text:style-name="P17">3</text:p>
          </table:table-cell>
          <table:table-cell table:style-name="Tabla2.A2" office:value-type="string">
            <text:p text:style-name="P17">0</text:p>
            <text:p text:style-name="P17">1</text:p>
            <text:p text:style-name="P17">2</text:p>
            <text:p text:style-name="P17">3</text:p>
          </table:table-cell>
          <table:table-cell table:style-name="Tabla2.D2" office:value-type="string">
            <text:p text:style-name="P17">0</text:p>
            <text:p text:style-name="P17">1</text:p>
            <text:p text:style-name="P17">2</text:p>
            <text:p text:style-name="P17">3</text:p>
          </table:table-cell>
        </table:table-row>
        <table:table-row>
          <table:table-cell table:style-name="Tabla2.A2" office:value-type="string">
            <text:p text:style-name="P17">0100</text:p>
            <text:p text:style-name="P17">0101</text:p>
            <text:p text:style-name="P17">0110</text:p>
            <text:p text:style-name="P17">0111</text:p>
          </table:table-cell>
          <table:table-cell table:style-name="Tabla2.A2" office:value-type="string">
            <text:p text:style-name="P17">4</text:p>
            <text:p text:style-name="P17">5</text:p>
            <text:p text:style-name="P17">6</text:p>
            <text:p text:style-name="P17">7</text:p>
          </table:table-cell>
          <table:table-cell table:style-name="Tabla2.A2" office:value-type="string">
            <text:p text:style-name="P17">4</text:p>
            <text:p text:style-name="P17">5</text:p>
            <text:p text:style-name="P17">6</text:p>
            <text:p text:style-name="P17">7</text:p>
          </table:table-cell>
          <table:table-cell table:style-name="Tabla2.D2" office:value-type="string">
            <text:p text:style-name="P17">4</text:p>
            <text:p text:style-name="P17">5</text:p>
            <text:p text:style-name="P17">6</text:p>
            <text:p text:style-name="P17">7</text:p>
          </table:table-cell>
        </table:table-row>
        <table:table-row>
          <table:table-cell table:style-name="Tabla2.A4" office:value-type="string">
            <text:p text:style-name="P17">1000</text:p>
            <text:p text:style-name="P17">1001</text:p>
            <text:p text:style-name="P17">1010</text:p>
            <text:p text:style-name="P17">1011</text:p>
          </table:table-cell>
          <table:table-cell table:style-name="Tabla2.A4" office:value-type="string">
            <text:p text:style-name="P17">10</text:p>
            <text:p text:style-name="P17">11</text:p>
            <text:p text:style-name="P17">12</text:p>
            <text:p text:style-name="P17">13</text:p>
          </table:table-cell>
          <table:table-cell table:style-name="Tabla2.A4" office:value-type="string">
            <text:p text:style-name="P17">8</text:p>
            <text:p text:style-name="P17">9</text:p>
            <text:p text:style-name="P17">10</text:p>
            <text:p text:style-name="P17">11</text:p>
          </table:table-cell>
          <table:table-cell table:style-name="Tabla2.D4" office:value-type="string">
            <text:p text:style-name="P17">8</text:p>
            <text:p text:style-name="P17">9</text:p>
            <text:p text:style-name="P17">A</text:p>
            <text:p text:style-name="P17">B</text:p>
          </table:table-cell>
        </table:table-row>
        <table:table-row>
          <table:table-cell table:style-name="Tabla2.A4" office:value-type="string">
            <text:p text:style-name="P17">1100</text:p>
            <text:p text:style-name="P17">1101</text:p>
            <text:p text:style-name="P17">1110</text:p>
            <text:p text:style-name="P17">1111</text:p>
          </table:table-cell>
          <table:table-cell table:style-name="Tabla2.A4" office:value-type="string">
            <text:p text:style-name="P17">14</text:p>
            <text:p text:style-name="P17">15</text:p>
            <text:p text:style-name="P17">16</text:p>
            <text:p text:style-name="P17">17</text:p>
          </table:table-cell>
          <table:table-cell table:style-name="Tabla2.A4" office:value-type="string">
            <text:p text:style-name="P17">12</text:p>
            <text:p text:style-name="P17">13</text:p>
            <text:p text:style-name="P17">14</text:p>
            <text:p text:style-name="P17">15</text:p>
          </table:table-cell>
          <table:table-cell table:style-name="Tabla2.D4" office:value-type="string">
            <text:p text:style-name="P17">C</text:p>
            <text:p text:style-name="P17">D</text:p>
            <text:p text:style-name="P17">E</text:p>
            <text:p text:style-name="P17">F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5b9bd5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fo:color="#2e74b5" style:font-name="Calibri Light" fo:font-family="'Calibri Light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ítulo_20_2_20_Car" style:display-name="Título 2 Car" style:family="text" style:parent-style-name="Default_20_Paragraph_20_Font">
      <style:text-properties fo:color="#5b9bd5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2147f5" officeooo:paragraph-rsid="002147f5"/>
    </style:style>
    <style:style style:name="MP2" style:family="paragraph" style:parent-style-name="Footer">
      <style:text-properties officeooo:rsid="001faa38" officeooo:paragraph-rsid="001faa38"/>
    </style:style>
    <style:page-layout style:name="Mpm1">
      <style:page-layout-properties fo:page-width="21.001cm" fo:page-height="29.7cm" style:num-format="1" style:print-orientation="portrait" fo:margin-top="2.953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onversiones entre sistemas numéricos.</text:p>
      </style:header>
      <style:footer>
        <text:p text:style-name="MP2">Alejandro Pérez 1ºDAW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fesor</meta:initial-creator>
    <meta:editing-cycles>16</meta:editing-cycles>
    <meta:creation-date>2019-03-13T15:35:00</meta:creation-date>
    <dc:date>2022-03-08T12:45:58.306000000</dc:date>
    <meta:editing-duration>PT54M44S</meta:editing-duration>
    <meta:generator>LibreOffice/6.2.4.2$Windows_X86_64 LibreOffice_project/2412653d852ce75f65fbfa83fb7e7b669a126d64</meta:generator>
    <meta:document-statistic meta:table-count="1" meta:image-count="0" meta:object-count="0" meta:page-count="2" meta:paragraph-count="108" meta:word-count="365" meta:character-count="1458" meta:non-whitespace-character-count="117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